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1.636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51.366cm"/>
    </style:style>
    <style:style style:name="co13" style:family="table-column">
      <style:table-column-properties fo:break-before="auto" style:column-width="11.853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9.811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1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ago electró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olicitud registro de factura (SRF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Factura de ventas a empresas del territorio preferenci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Factura de traspa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Facturas venta módulo zona fran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olicitud traslado zona franca (Z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eclaración de ingreso a zona franca prima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Declaración de ingreso (D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/>
          <table:table-cell table:style-name="ce2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style-name="ce2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font-size="10pt" fo:language="fr" fo:country="FR" style:font-name-asian="Bitstream Vera Sans" style:font-size-asian="10pt" style:language-asian="zxx" style:country-asian="none" style:font-name-complex="Bitstream Vera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27T09:27:48</meta:creation-date>
    <meta:generator>LibreOffice/7.5.2.2$MacOSX_AARCH64 LibreOffice_project/53bb9681a964705cf672590721dbc85eb4d0c3a2</meta:generator>
    <dc:date>2023-06-01T15:21:26.426386103</dc:date>
    <meta:editing-duration>PT3H40M30S</meta:editing-duration>
    <meta:editing-cycles>29</meta:editing-cycles>
    <meta:document-statistic meta:table-count="4" meta:cell-count="598" meta:object-count="0"/>
  </office:meta>
</office:document-meta>
</file>